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fc2d9" officeooo:paragraph-rsid="001fc2d9"/>
    </style:style>
    <style:style style:name="P2" style:family="paragraph" style:parent-style-name="Standard">
      <style:text-properties officeooo:rsid="00202178" officeooo:paragraph-rsid="00202178"/>
    </style:style>
    <style:style style:name="P3" style:family="paragraph" style:parent-style-name="Standard">
      <style:text-properties officeooo:rsid="00202178" officeooo:paragraph-rsid="002da565"/>
    </style:style>
    <style:style style:name="P4" style:family="paragraph" style:parent-style-name="Standard">
      <style:text-properties officeooo:rsid="00202178" officeooo:paragraph-rsid="00768e25"/>
    </style:style>
    <style:style style:name="P5" style:family="paragraph" style:parent-style-name="Standard">
      <style:text-properties officeooo:rsid="00202178" officeooo:paragraph-rsid="007b733e"/>
    </style:style>
    <style:style style:name="P6" style:family="paragraph" style:parent-style-name="Standard">
      <style:text-properties fo:font-weight="bold" officeooo:rsid="00213919" officeooo:paragraph-rsid="00213919" style:font-weight-asian="bold" style:font-weight-complex="bold"/>
    </style:style>
    <style:style style:name="P7" style:family="paragraph" style:parent-style-name="Standard">
      <style:text-properties fo:font-weight="bold" officeooo:rsid="00213919" officeooo:paragraph-rsid="002da565" style:font-weight-asian="bold" style:font-weight-complex="bold"/>
    </style:style>
    <style:style style:name="P8" style:family="paragraph" style:parent-style-name="Standard">
      <style:text-properties fo:font-weight="bold" officeooo:rsid="0023cfe3" officeooo:paragraph-rsid="0023cfe3" style:font-weight-asian="bold" style:font-weight-complex="bold"/>
    </style:style>
    <style:style style:name="P9" style:family="paragraph" style:parent-style-name="Standard">
      <style:text-properties fo:font-weight="bold" officeooo:rsid="0023cfe3" officeooo:paragraph-rsid="002da565" style:font-weight-asian="bold" style:font-weight-complex="bold"/>
    </style:style>
    <style:style style:name="P10" style:family="paragraph" style:parent-style-name="Standard">
      <style:text-properties fo:font-weight="bold" officeooo:rsid="00202178" officeooo:paragraph-rsid="00202178" style:font-weight-asian="bold" style:font-weight-complex="bold"/>
    </style:style>
    <style:style style:name="P11" style:family="paragraph" style:parent-style-name="Standard">
      <style:text-properties fo:font-weight="bold" officeooo:rsid="004e3da7" officeooo:paragraph-rsid="004e3da7" style:font-weight-asian="bold" style:font-weight-complex="bold"/>
    </style:style>
    <style:style style:name="P12" style:family="paragraph" style:parent-style-name="Standard">
      <style:paragraph-properties fo:text-align="center" style:justify-single-word="false"/>
      <style:text-properties fo:font-weight="bold" officeooo:rsid="001fc2d9" officeooo:paragraph-rsid="001fc2d9" style:font-weight-asian="bold" style:font-weight-complex="bold"/>
    </style:style>
    <style:style style:name="P13" style:family="paragraph" style:parent-style-name="Standard">
      <style:text-properties fo:font-size="9pt" officeooo:rsid="0023cfe3" officeooo:paragraph-rsid="0066547d" style:font-size-asian="9pt" style:font-size-complex="9pt"/>
    </style:style>
    <style:style style:name="P14" style:family="paragraph" style:parent-style-name="Standard">
      <style:text-properties fo:font-weight="normal" officeooo:rsid="002e80b7" officeooo:paragraph-rsid="002e80b7" style:font-weight-asian="normal" style:font-weight-complex="normal"/>
    </style:style>
    <style:style style:name="P15" style:family="paragraph" style:parent-style-name="Standard">
      <style:text-properties fo:font-weight="normal" officeooo:rsid="00300b79" officeooo:paragraph-rsid="00300b79" style:font-weight-asian="normal" style:font-weight-complex="normal"/>
    </style:style>
    <style:style style:name="P16" style:family="paragraph" style:parent-style-name="Standard">
      <style:text-properties fo:font-weight="normal" officeooo:rsid="00202178" officeooo:paragraph-rsid="00300b79" style:font-weight-asian="normal" style:font-weight-complex="normal"/>
    </style:style>
    <style:style style:name="P17" style:family="paragraph" style:parent-style-name="Standard">
      <style:text-properties fo:font-weight="normal" officeooo:rsid="00330b41" officeooo:paragraph-rsid="00330b41" style:font-weight-asian="normal" style:font-weight-complex="normal"/>
    </style:style>
    <style:style style:name="P18" style:family="paragraph" style:parent-style-name="Standard">
      <style:text-properties fo:font-weight="normal" officeooo:rsid="0034f77e" officeooo:paragraph-rsid="0034f77e" style:font-weight-asian="normal" style:font-weight-complex="normal"/>
    </style:style>
    <style:style style:name="P19" style:family="paragraph" style:parent-style-name="Standard">
      <style:text-properties fo:color="#000000" fo:font-weight="bold" officeooo:rsid="004e3da7" officeooo:paragraph-rsid="004e3da7" style:font-weight-asian="bold" style:font-weight-complex="bold"/>
    </style:style>
    <style:style style:name="P20" style:family="paragraph" style:parent-style-name="Standard">
      <style:text-properties fo:color="#000000" fo:font-weight="normal" officeooo:rsid="00300b79" officeooo:paragraph-rsid="00300b79" style:font-weight-asian="normal" style:font-weight-complex="normal"/>
    </style:style>
    <style:style style:name="P21" style:family="paragraph" style:parent-style-name="Standard">
      <style:text-properties fo:color="#000000" fo:font-weight="normal" officeooo:rsid="00202178" officeooo:paragraph-rsid="00300b79" style:font-weight-asian="normal" style:font-weight-complex="normal"/>
    </style:style>
    <style:style style:name="P22" style:family="paragraph" style:parent-style-name="Standard">
      <style:text-properties fo:color="#000000" style:text-underline-style="solid" style:text-underline-width="auto" style:text-underline-color="font-color" fo:font-weight="normal" officeooo:rsid="004e3da7" officeooo:paragraph-rsid="004e3da7" style:font-weight-asian="normal" style:font-weight-complex="normal"/>
    </style:style>
    <style:style style:name="P23" style:family="paragraph" style:parent-style-name="Standard">
      <style:text-properties fo:color="#000000" officeooo:rsid="0061bc5e" officeooo:paragraph-rsid="0061bc5e"/>
    </style:style>
    <style:style style:name="P24" style:family="paragraph" style:parent-style-name="Standard">
      <style:text-properties fo:color="#000000" officeooo:rsid="006234cd" officeooo:paragraph-rsid="0076745f"/>
    </style:style>
    <style:style style:name="P25" style:family="paragraph" style:parent-style-name="Standard">
      <style:text-properties fo:color="#000000" officeooo:rsid="0076745f" officeooo:paragraph-rsid="0076745f"/>
    </style:style>
    <style:style style:name="P26" style:family="paragraph" style:parent-style-name="Standard">
      <style:text-properties officeooo:rsid="003603ff" officeooo:paragraph-rsid="003603ff"/>
    </style:style>
    <style:style style:name="P27" style:family="paragraph" style:parent-style-name="Standard">
      <style:text-properties officeooo:rsid="003603ff" officeooo:paragraph-rsid="004fcb25"/>
    </style:style>
    <style:style style:name="P28" style:family="paragraph" style:parent-style-name="Standard">
      <style:text-properties officeooo:rsid="003603ff" officeooo:paragraph-rsid="0037e371"/>
    </style:style>
    <style:style style:name="P29" style:family="paragraph" style:parent-style-name="Standard">
      <style:text-properties officeooo:rsid="00396f1a" officeooo:paragraph-rsid="00396f1a"/>
    </style:style>
    <style:style style:name="P30" style:family="paragraph" style:parent-style-name="Standard">
      <style:text-properties officeooo:paragraph-rsid="00396f1a"/>
    </style:style>
    <style:style style:name="P31" style:family="paragraph" style:parent-style-name="Standard">
      <style:text-properties officeooo:rsid="003adaef" officeooo:paragraph-rsid="003adaef"/>
    </style:style>
    <style:style style:name="P32" style:family="paragraph" style:parent-style-name="Standard">
      <style:text-properties officeooo:rsid="0041a323" officeooo:paragraph-rsid="0041a323"/>
    </style:style>
    <style:style style:name="P33" style:family="paragraph" style:parent-style-name="Standard">
      <style:paragraph-properties fo:text-align="center" style:justify-single-word="false"/>
      <style:text-properties fo:font-size="13pt" fo:font-weight="bold" officeooo:rsid="001fc2d9" officeooo:paragraph-rsid="001fc2d9" style:font-size-asian="13pt" style:font-weight-asian="bold" style:font-size-complex="13pt" style:font-weight-complex="bold"/>
    </style:style>
    <style:style style:name="P34" style:family="paragraph" style:parent-style-name="Standard">
      <style:paragraph-properties fo:text-align="center" style:justify-single-word="false"/>
      <style:text-properties fo:font-size="15pt" fo:font-weight="bold" officeooo:rsid="001fc2d9" officeooo:paragraph-rsid="001fc2d9" style:font-size-asian="15pt" style:font-weight-asian="bold" style:font-size-complex="15pt" style:font-weight-complex="bold"/>
    </style:style>
    <style:style style:name="P35" style:family="paragraph" style:parent-style-name="Standard">
      <style:text-properties fo:color="#ce181e" fo:font-weight="bold" officeooo:rsid="00202178" officeooo:paragraph-rsid="00202178" style:font-weight-asian="bold" style:font-weight-complex="bold"/>
    </style:style>
    <style:style style:name="P36" style:family="paragraph" style:parent-style-name="Standard">
      <style:text-properties officeooo:rsid="006234cd" officeooo:paragraph-rsid="006234cd"/>
    </style:style>
    <style:style style:name="P37" style:family="paragraph" style:parent-style-name="Standard">
      <style:text-properties officeooo:rsid="006234cd" officeooo:paragraph-rsid="00202178"/>
    </style:style>
    <style:style style:name="P38" style:family="paragraph" style:parent-style-name="Standard">
      <style:text-properties officeooo:rsid="0065574b" officeooo:paragraph-rsid="0065574b"/>
    </style:style>
    <style:style style:name="P39" style:family="paragraph" style:parent-style-name="Standard">
      <style:text-properties officeooo:rsid="0065574b" officeooo:paragraph-rsid="0066547d"/>
    </style:style>
    <style:style style:name="P40" style:family="paragraph" style:parent-style-name="Standard">
      <style:paragraph-properties fo:break-before="page"/>
      <style:text-properties fo:color="#ce181e" fo:font-weight="bold" officeooo:rsid="00202178" officeooo:paragraph-rsid="00202178" style:font-weight-asian="bold" style:font-weight-complex="bold"/>
    </style:style>
    <style:style style:name="P41" style:family="paragraph" style:parent-style-name="Standard" style:list-style-name="L1">
      <style:text-properties officeooo:rsid="0065574b" officeooo:paragraph-rsid="0066547d"/>
    </style:style>
    <style:style style:name="P42" style:family="paragraph" style:parent-style-name="Standard" style:list-style-name="L2">
      <style:text-properties officeooo:rsid="0065574b" officeooo:paragraph-rsid="0066547d"/>
    </style:style>
    <style:style style:name="P43" style:family="paragraph" style:parent-style-name="Standard">
      <style:text-properties officeooo:rsid="00202178" officeooo:paragraph-rsid="00768e25"/>
    </style:style>
    <style:style style:name="P44" style:family="paragraph" style:parent-style-name="Standard">
      <style:text-properties officeooo:rsid="00202178" officeooo:paragraph-rsid="0091bb1f"/>
    </style:style>
    <style:style style:name="P45" style:family="paragraph" style:parent-style-name="Standard">
      <style:text-properties officeooo:rsid="00202178" officeooo:paragraph-rsid="00938664"/>
    </style:style>
    <style:style style:name="P46" style:family="paragraph" style:parent-style-name="Standard">
      <style:text-properties fo:color="#000000" officeooo:rsid="00202178" officeooo:paragraph-rsid="00768e25"/>
    </style:style>
    <style:style style:name="P47" style:family="paragraph" style:parent-style-name="Standard">
      <style:text-properties fo:font-size="9pt" officeooo:rsid="0023cfe3" officeooo:paragraph-rsid="009456fb" style:font-size-asian="9pt" style:font-size-complex="9pt"/>
    </style:style>
    <style:style style:name="T1" style:family="text">
      <style:text-properties officeooo:rsid="00202178"/>
    </style:style>
    <style:style style:name="T2" style:family="text">
      <style:text-properties fo:color="#ce181e"/>
    </style:style>
    <style:style style:name="T3" style:family="text">
      <style:text-properties fo:color="#21409a"/>
    </style:style>
    <style:style style:name="T4" style:family="text">
      <style:text-properties fo:color="#ed1c24"/>
    </style:style>
    <style:style style:name="T5" style:family="text">
      <style:text-properties fo:color="#ed1c24" fo:background-color="transparent" loext:char-shading-value="0"/>
    </style:style>
    <style:style style:name="T6" style:family="text">
      <style:text-properties fo:color="#f58220"/>
    </style:style>
    <style:style style:name="T7" style:family="text">
      <style:text-properties fo:color="#f58220" fo:background-color="transparent" loext:char-shading-value="0"/>
    </style:style>
    <style:style style:name="T8" style:family="text">
      <style:text-properties fo:color="#00b274"/>
    </style:style>
    <style:style style:name="T9" style:family="text">
      <style:text-properties officeooo:rsid="00300b79"/>
    </style:style>
    <style:style style:name="T10" style:family="text">
      <style:text-properties officeooo:rsid="00306472"/>
    </style:style>
    <style:style style:name="T11" style:family="text">
      <style:text-properties officeooo:rsid="0034de64"/>
    </style:style>
    <style:style style:name="T12" style:family="text">
      <style:text-properties officeooo:rsid="00396f1a"/>
    </style:style>
    <style:style style:name="T13" style:family="text">
      <style:text-properties officeooo:rsid="003b2978"/>
    </style:style>
    <style:style style:name="T14" style:family="text">
      <style:text-properties officeooo:rsid="0043378f"/>
    </style:style>
    <style:style style:name="T15" style:family="text">
      <style:text-properties officeooo:rsid="0045d06b"/>
    </style:style>
    <style:style style:name="T16" style:family="text">
      <style:text-properties officeooo:rsid="004736fe"/>
    </style:style>
    <style:style style:name="T17" style:family="text">
      <style:text-properties fo:font-style="italic" style:font-style-asian="italic" style:font-style-complex="italic"/>
    </style:style>
    <style:style style:name="T18" style:family="text">
      <style:text-properties fo:font-style="italic" officeooo:rsid="005676e7" style:font-style-asian="italic" style:font-style-complex="italic"/>
    </style:style>
    <style:style style:name="T19" style:family="text">
      <style:text-properties fo:font-style="italic" officeooo:rsid="002b60f3" style:font-style-asian="italic" style:font-style-complex="italic"/>
    </style:style>
    <style:style style:name="T20" style:family="text">
      <style:text-properties fo:font-style="italic" officeooo:rsid="0085bb9b" style:font-style-asian="italic" style:font-style-complex="italic"/>
    </style:style>
    <style:style style:name="T21" style:family="text">
      <style:text-properties fo:font-style="italic" officeooo:rsid="00875359" style:font-style-asian="italic" style:font-style-complex="italic"/>
    </style:style>
    <style:style style:name="T22" style:family="text">
      <style:text-properties fo:font-style="normal" officeooo:rsid="002b60f3" style:font-style-asian="normal" style:font-style-complex="normal"/>
    </style:style>
    <style:style style:name="T23" style:family="text">
      <style:text-properties officeooo:rsid="005c6f96"/>
    </style:style>
    <style:style style:name="T24" style:family="text">
      <style:text-properties officeooo:rsid="006c4bda"/>
    </style:style>
    <style:style style:name="T25" style:family="text">
      <style:text-properties officeooo:rsid="00703c11"/>
    </style:style>
    <style:style style:name="T26" style:family="text">
      <style:text-properties officeooo:rsid="00717c13"/>
    </style:style>
    <style:style style:name="T27" style:family="text">
      <style:text-properties officeooo:rsid="0071b6e2"/>
    </style:style>
    <style:style style:name="T28" style:family="text">
      <style:text-properties officeooo:rsid="00789eda"/>
    </style:style>
    <style:style style:name="T29" style:family="text">
      <style:text-properties officeooo:rsid="008b45a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Λειτουργικά Συστήματα <text:span text:style-name="T1">Υπολογιστών</text:span></text:p>
      <text:p text:style-name="P12"/>
      <text:p text:style-name="P33">1η Εργαστηριακή Αναφορά </text:p>
      <text:p text:style-name="P1"/>
      <text:p text:style-name="P2">Θοδωρής Παπαρρηγόπουλος el18040</text:p>
      <text:p text:style-name="P2">Ορφέας Φιλιππόπουλος el18082</text:p>
      <text:p text:style-name="P2"/>
      <text:p text:style-name="P35">Άσκηση 1</text:p>
      <text:p text:style-name="P3"/>
      <text:p text:style-name="P7">Πηγαίος Κώδικας </text:p>
      <text:p text:style-name="P19"/>
      <text:p text:style-name="P22">main.c: </text:p>
      <text:p text:style-name="P22"/>
      <text:p text:style-name="P20">#include “zing.h”</text:p>
      <text:p text:style-name="P21">int main(int argc, char **argv) { <text:s text:c="2"/></text:p>
      <text:p text:style-name="P16"><text:s text:c="4"/><text:span text:style-name="T9">zing(); </text:span></text:p>
      <text:p text:style-name="P16"><text:s text:c="4"/><text:span text:style-name="T9">return 0;</text:span></text:p>
      <text:p text:style-name="P15">}</text:p>
      <text:p text:style-name="P11"/>
      <text:p text:style-name="P9">Ερωτήσεις</text:p>
      <text:p text:style-name="P14"/>
      <text:p text:style-name="P14">1) <text:span text:style-name="T10">Γενικά, η χρήση επικεφαλίδας χρησιμοποιείται προκειμένου να δηλώσουμε συναρτήσεις χωρίς την υλοποίηση τους. Οι επικεφαλίδες μας εξυπηρετούν για πολλούς σκοπούς. Αρχικά, όταν γίνεται compile ένα αρχείο που χρησιμοποιεί μία συνάρτηση, ο compiler χρειάζεται μόνο το declaration της συνάρτησης. Έτσι, μειώνεται ο χρόνος το compile. Επιπλέον, σε μεγάλα project, το να έχεις χωρισμένο τα αρχεία σε declaration και implementation βολεύει από άποψη ότι εύκολα ανατρέχεις να δεις τις διαθέσιμες συναρτήσεις σε κάθε αρχείο χωρίς να χρειάζεται να περνάς και τις υλοποιήσεις τις κάθε συνάρτησης.</text:span></text:p>
      <text:p text:style-name="P14"/>
      <text:p text:style-name="P17">2) <text:span text:style-name="T11">Makefile:</text:span></text:p>
      <text:p text:style-name="P18">all: main mainy</text:p>
      <text:p text:style-name="P18"/>
      <text:p text:style-name="P18">main: main.o zing.o</text:p>
      <text:p text:style-name="P18"><text:tab/>gcc -o main main.o zing.o</text:p>
      <text:p text:style-name="P18">mainy: main.o zing2.o</text:p>
      <text:p text:style-name="P18"><text:tab/>gcc -o mainy main.o zing2.o</text:p>
      <text:p text:style-name="P18"/>
      <text:p text:style-name="P18">main.o: main.c</text:p>
      <text:p text:style-name="P18"><text:tab/>gcc -Wall -c main.c</text:p>
      <text:p text:style-name="P18"/>
      <text:p text:style-name="P18">zing2.o: zing2.c</text:p>
      <text:p text:style-name="P18"><text:tab/>gcc -Wall -c zing2.c</text:p>
      <text:p text:style-name="P18"/>
      <text:p text:style-name="P18">clean:</text:p>
      <text:p text:style-name="P18"><text:tab/>rm -f main.o *~</text:p>
      <text:p text:style-name="P26"/>
      <text:p text:style-name="P26"/>
      <text:p text:style-name="P26"/>
      <text:p text:style-name="P26"/>
      <text:p text:style-name="P26"/>
      <text:p text:style-name="P26"/>
      <text:p text:style-name="P26"/>
      <text:p text:style-name="P26"><text:soft-page-break/>3) <text:span text:style-name="T23">Κάνουμε implement την zing() στο zing2.c ως</text:span></text:p>
      <text:p text:style-name="P26">#include "zing2.h"</text:p>
      <text:p text:style-name="P26"/>
      <text:p text:style-name="P26">void zing(){</text:p>
      <text:p text:style-name="P27"><text:s text:c="4"/>char *s;</text:p>
      <text:p text:style-name="P26"><text:s text:c="4"/>if( ( s = getlogin() ) == NULL ) {</text:p>
      <text:p text:style-name="P26"><text:s text:c="7"/>printf( "cannot find login name\n" );</text:p>
      <text:p text:style-name="P26"><text:s text:c="4"/>} else {</text:p>
      <text:p text:style-name="P26"><text:s text:c="7"/>printf( "Hello,your login name is %s\n", s );</text:p>
      <text:p text:style-name="P26"><text:s text:c="4"/>}</text:p>
      <text:p text:style-name="P26">}</text:p>
      <text:p text:style-name="P26"/>
      <text:p text:style-name="P26">4) <text:span text:style-name="T16">Γενικά είναι good practice να σπάμε τα αρχεία μας σε υπο αρχεία. Στη συγκεκριμένη περίπτωση, μπορούμε να κάνουμε ένα νέο αρχείο που θα βάλουμε την συνάρτηση που δουλεύουμε, έτσι στο compile δεν θα ανιχνεύει αλλαγή στις υπόλοιπες 499 συναρτήσεις του άλλου αρχείο. Συνεπώς το compile θα γίνεται πολύ πιο γρήγορα σε σχέση με πριν.</text:span></text:p>
      <text:p text:style-name="P26"/>
      <text:p text:style-name="P28">5) Αυτό που έγινε ήταν <text:span text:style-name="T25">ότι</text:span> έδωσε για εκτελέσιμο αρχείο το αρχείο που είχε τον πηγαίο κώδικα. Έτσι, ο κώδικας που έγραφε έγινε overwrite από το αποτέλεσμα του compile <text:span text:style-name="T26">(το binary file)</text:span>.</text:p>
      <text:p text:style-name="P29">Για πειραματικούς σκοπούς έφτιαξα ένα απλό αρχείο test.c <text:line-break/> <text:s/></text:p>
      <text:p text:style-name="P29">#include &lt;stdio.h&gt;</text:p>
      <text:p text:style-name="P29">int main() {<text:line-break/><text:tab/>printf(“Hello world\n”);</text:p>
      <text:p text:style-name="P29"><text:tab/>return 0;</text:p>
      <text:p text:style-name="P29">}</text:p>
      <text:p text:style-name="P30"><text:span text:style-name="T27">Τρέξαμε </text:span>gcc -Wall -o <text:span text:style-name="T12">test</text:span>.c <text:span text:style-name="T12">test</text:span>.c</text:p>
      <text:p text:style-name="P31">Και μετά χρησιμοποιώντας το νέο test.c <text:span text:style-name="T24">τρέξαμε</text:span> ./test.c και έτρεξε κανονικά <text:span text:style-name="T13">τυπώνοντας Hello world !</text:span></text:p>
      <text:p text:style-name="P31"/>
      <text:p text:style-name="P26">Ωστόσο, τρέχοντας την ίδια εντολή σε native linux environment <text:span text:style-name="T15">με gcc (Ubuntu 7.5.0-3ubuntu1~18.04) 7.5.0</text:span> μου πέταξε το εξής error ο compiler:</text:p>
      <text:p text:style-name="P26">gcc: fatal error: input file ‘test.c’ is the same as output file</text:p>
      <text:p text:style-name="P26">compilation terminated. <text:s/></text:p>
      <text:p text:style-name="P32">Συνεπώς, ο <text:span text:style-name="T14">συνεργάτης</text:span> καλό είναι να δουλεύει locally πρώτα. </text:p>
      <text:p text:style-name="P26"/>
      <text:p text:style-name="P10"/>
      <text:p text:style-name="P40">Άσκηση 2</text:p>
      <text:p text:style-name="P2"/>
      <text:p text:style-name="P6">Πηγαίος Κώδικας </text:p>
      <text:p text:style-name="P23">Έχουμε κάνει 2 διαφορετικές υλοποιήσεις. </text:p>
      <text:p text:style-name="P23">1)</text:p>
      <text:p text:style-name="P46">#include &lt;stdio.h&gt;</text:p>
      <text:p text:style-name="P46">#include &lt;string.h&gt;</text:p>
      <text:p text:style-name="P46">#include &lt;stdlib.h&gt;</text:p>
      <text:p text:style-name="P46"/>
      <text:p text:style-name="P46">#define defaultOutput "fconc.out" </text:p>
      <text:p text:style-name="P46">#define defaultOutput2 "fconc_2.out"</text:p>
      <text:p text:style-name="P46">#define defaultOutput3 "fconc_3.out"</text:p>
      <text:p text:style-name="P46"/>
      <text:p text:style-name="P46">int main(int argc, char **argv) { <text:s text:c="2"/></text:p>
      <text:p text:style-name="P46"><text:s text:c="4"/>FILE *inputFile1, *inputFile2; <text:s/></text:p>
      <text:p text:style-name="P46"><text:s text:c="4"/>FILE *outputFile;</text:p>
      <text:p text:style-name="P46"/>
      <text:p text:style-name="P46"><text:s text:c="4"/>/* Check if number of arguments is correct, if not show message to standard error */</text:p>
      <text:p text:style-name="P46"><text:s text:c="4"/>if (argc != 3 &amp;&amp; argc != 4) {</text:p>
      <text:p text:style-name="P46"><text:s text:c="8"/>fprintf(stderr, "Usage: ./fconc infile1 infile2 [outfile (default:fconc.out)]\n");</text:p>
      <text:p text:style-name="P46"><text:s text:c="8"/>return 0;</text:p>
      <text:p text:style-name="P46"><text:s text:c="4"/>} <text:s/></text:p>
      <text:p text:style-name="P46"><text:s/></text:p>
      <text:p text:style-name="P46"><text:s text:c="4"/>/* Open the 2 input files */</text:p>
      <text:p text:style-name="P46"><text:s text:c="4"/>inputFile1 = fopen(argv[1],"r");</text:p>
      <text:p text:style-name="P46"><text:s text:c="4"/>if (inputFile1 == NULL) {</text:p>
      <text:p text:style-name="P46"><text:s text:c="4"/><text:tab/>fprintf(stderr, "%s: No such file or directory\n", argv[1]);</text:p>
      <text:p text:style-name="P46"><text:s text:c="4"/><text:tab/>exit(EXIT_FAILURE);</text:p>
      <text:p text:style-name="P46"><text:s text:c="4"/>}</text:p>
      <text:p text:style-name="P46"/>
      <text:p text:style-name="P46"><text:s text:c="4"/>inputFile2 = fopen(argv[2], "r");</text:p>
      <text:p text:style-name="P46"><text:s text:c="4"/>if (inputFile2 == NULL) {</text:p>
      <text:p text:style-name="P46"><text:s text:c="4"/><text:tab/>fclose(inputFile1);</text:p>
      <text:p text:style-name="P46"><text:s text:c="4"/><text:tab/>fprintf(stderr, "%s: No such file or directory\n", argv[2]);</text:p>
      <text:p text:style-name="P46"><text:s text:c="4"/><text:tab/>exit(EXIT_FAILURE);</text:p>
      <text:p text:style-name="P46"><text:s text:c="4"/>}</text:p>
      <text:p text:style-name="P46"><text:s text:c="4"/></text:p>
      <text:p text:style-name="P46"><text:s text:c="4"/>/* Open the output file */ <text:s/></text:p>
      <text:p text:style-name="P46"><text:s text:c="4"/>if (argc == 3) {</text:p>
      <text:p text:style-name="P46"><text:s text:c="8"/>if ( !((strcmp(argv[1], defaultOutput) == 0) | (strcmp(argv[2], defaultOutput) == 0) )){</text:p>
      <text:p text:style-name="P46"><text:s text:c="12"/>outputFile = fopen(defaultOutput, "w+");</text:p>
      <text:p text:style-name="P46"><text:s text:c="12"/>printf("Output file is at: %s\n", defaultOutput);</text:p>
      <text:p text:style-name="P46"><text:s text:c="8"/>} </text:p>
      <text:p text:style-name="P46"><text:s text:c="8"/>else if(! ((strcmp(argv[1], defaultOutput2) == 0) | (strcmp(argv[2], defaultOutput2) == 0) ) ) {</text:p>
      <text:p text:style-name="P46"><text:s text:c="12"/>outputFile = fopen(defaultOutput2, "w+");</text:p>
      <text:p text:style-name="P46"><text:s text:c="12"/>printf("Output file is at: %s\n", defaultOutput2);</text:p>
      <text:p text:style-name="P46"><text:s text:c="8"/>} </text:p>
      <text:p text:style-name="P46"><text:s text:c="8"/>else {</text:p>
      <text:p text:style-name="P46"><text:s text:c="12"/>outputFile = fopen(defaultOutput3, "w+");</text:p>
      <text:p text:style-name="P46"><text:s text:c="12"/>printf("Output file is at: %s\n", defaultOutput3 );</text:p>
      <text:p text:style-name="P46"><text:s text:c="8"/>} </text:p>
      <text:p text:style-name="P46"><text:s text:c="4"/>}</text:p>
      <text:p text:style-name="P46"><text:soft-page-break/><text:s text:c="4"/>else { <text:s text:c="3"/>/* argc == 4 */</text:p>
      <text:p text:style-name="P46"><text:s text:c="8"/>if (! ((strcmp(argv[1], argv[3]) == 0) | (strcmp(argv[2], argv[3]) == 0) )) {</text:p>
      <text:p text:style-name="P46"><text:s text:c="12"/>/* Print to argv[3] */</text:p>
      <text:p text:style-name="P46"><text:s text:c="12"/>outputFile = fopen(argv[3], "w+");</text:p>
      <text:p text:style-name="P46"><text:s text:c="12"/>printf("Output file is: %s\n", argv[3]);</text:p>
      <text:p text:style-name="P46"><text:s text:c="8"/>}</text:p>
      <text:p text:style-name="P46"><text:s text:c="8"/>else { </text:p>
      <text:p text:style-name="P46"><text:s text:c="12"/>/* Output file is the same with input -&gt; It will be overwritten */</text:p>
      <text:p text:style-name="P46"><text:s text:c="12"/>if ( !((strcmp(argv[1], defaultOutput) == 0) | (strcmp(argv[2], defaultOutput) == 0) )){</text:p>
      <text:p text:style-name="P46"><text:s text:c="16"/>outputFile = fopen(defaultOutput, "w+");</text:p>
      <text:p text:style-name="P46"><text:s text:c="16"/>printf("Output file is at: %s\n", defaultOutput);</text:p>
      <text:p text:style-name="P46"><text:s text:c="12"/>} </text:p>
      <text:p text:style-name="P46"><text:s text:c="12"/>else if(! ((strcmp(argv[1], defaultOutput2) == 0) | (strcmp(argv[2], defaultOutput2) == 0) ) ) {</text:p>
      <text:p text:style-name="P46"><text:s text:c="16"/>outputFile = fopen(defaultOutput2, "w+");</text:p>
      <text:p text:style-name="P46"><text:s text:c="16"/>printf("Output file is at: %s\n", defaultOutput2);</text:p>
      <text:p text:style-name="P46"><text:s text:c="12"/>} </text:p>
      <text:p text:style-name="P46"><text:s text:c="12"/>else {</text:p>
      <text:p text:style-name="P46"><text:s text:c="16"/>outputFile = fopen(defaultOutput3, "w+");</text:p>
      <text:p text:style-name="P46"><text:s text:c="16"/>printf("Output file is at: %s\n", defaultOutput3 );</text:p>
      <text:p text:style-name="P46"><text:s text:c="12"/>} </text:p>
      <text:p text:style-name="P46"><text:s text:c="8"/>}</text:p>
      <text:p text:style-name="P46"><text:s text:c="4"/>} </text:p>
      <text:p text:style-name="P46"/>
      <text:p text:style-name="P46"><text:s text:c="4"/>/* Read from files character by character and immediately </text:p>
      <text:p text:style-name="P46"><text:s text:c="8"/>write to the output file (char by char)*/ </text:p>
      <text:p text:style-name="P46"><text:s text:c="4"/>char ch;</text:p>
      <text:p text:style-name="P46"><text:s text:c="4"/>while((ch = fgetc(inputFile1)) != EOF) { </text:p>
      <text:p text:style-name="P46"><text:s text:c="8"/>fputc(ch,outputFile);</text:p>
      <text:p text:style-name="P46"><text:s text:c="4"/>} </text:p>
      <text:p text:style-name="P46"><text:s/><text:tab/></text:p>
      <text:p text:style-name="P46"><text:s text:c="4"/>while((ch = fgetc(inputFile2)) != EOF) {</text:p>
      <text:p text:style-name="P46"><text:s text:c="8"/>fputc(ch,outputFile);</text:p>
      <text:p text:style-name="P46"><text:s text:c="4"/>}</text:p>
      <text:p text:style-name="P46"/>
      <text:p text:style-name="P46"><text:s text:c="4"/>fclose(inputFile1);</text:p>
      <text:p text:style-name="P46"><text:s text:c="4"/>fclose(inputFile2);</text:p>
      <text:p text:style-name="P46"><text:s text:c="4"/>fclose(outputFile);</text:p>
      <text:p text:style-name="P46"/>
      <text:p text:style-name="P46"><text:s text:c="4"/>return 0;</text:p>
      <text:p text:style-name="P46">}</text:p>
      <text:p text:style-name="P24"/>
      <text:p text:style-name="P25">2) </text:p>
      <text:p text:style-name="P37">==================================================================</text:p>
      <text:p text:style-name="P37">--------------------------------game.c(main)-----------------------------------</text:p>
      <text:p text:style-name="P37"/>
      <text:p text:style-name="P37">#include &lt;sys/types.h&gt;</text:p>
      <text:p text:style-name="P37">#include &lt;sys/stat.h&gt;</text:p>
      <text:p text:style-name="P37">#include &lt;fcntl.h&gt;</text:p>
      <text:p text:style-name="P37">#include "write_file.h"</text:p>
      <text:p text:style-name="P37">//i#include "write_fun.h"</text:p>
      <text:p text:style-name="P37">#include &lt;unistd.h&gt;</text:p>
      <text:p text:style-name="P37"><text:soft-page-break/>#include &lt;stdbool.h&gt;</text:p>
      <text:p text:style-name="P37"/>
      <text:p text:style-name="P37">struct all{</text:p>
      <text:p text:style-name="P37"/>
      <text:p text:style-name="P37"><text:s text:c="8"/>int fd;</text:p>
      <text:p text:style-name="P37"><text:s text:c="8"/>char* copy;</text:p>
      <text:p text:style-name="P37"><text:s text:c="8"/>bool boo;</text:p>
      <text:p text:style-name="P37">};</text:p>
      <text:p text:style-name="P37"/>
      <text:p text:style-name="P37"/>
      <text:p text:style-name="P37">int main(int argc, char **argv){</text:p>
      <text:p text:style-name="P37"/>
      <text:p text:style-name="P37"><text:s text:c="4"/>if(argc&gt;4){</text:p>
      <text:p text:style-name="P37"><text:s text:c="8"/><text:span text:style-name="T29">f</text:span>printf(<text:span text:style-name="T29">stderr, </text:span>"Too many arguments<text:span text:style-name="T29">\n</text:span>");</text:p>
      <text:p text:style-name="P37"><text:s text:c="8"/>return 0;</text:p>
      <text:p text:style-name="P37"><text:s text:c="4"/>}</text:p>
      <text:p text:style-name="P37"/>
      <text:p text:style-name="P37"><text:s text:c="4"/>struct all array[argc-2];</text:p>
      <text:p text:style-name="P37"/>
      <text:p text:style-name="P37"/>
      <text:p text:style-name="P37"><text:s text:c="4"/>printf("Nubmer of arguments: %d \n", argc);</text:p>
      <text:p text:style-name="P37"><text:s text:c="4"/>if(argc &gt; 4 || argc &lt; 3){</text:p>
      <text:p text:style-name="P37"><text:s text:c="8"/>fprintf(stderr, "You need to only add 2 or 3 arguments\n");</text:p>
      <text:p text:style-name="P37"/>
      <text:p text:style-name="P37"><text:s text:c="8"/>return 0;</text:p>
      <text:p text:style-name="P37"><text:s text:c="4"/>}</text:p>
      <text:p text:style-name="P37"/>
      <text:p text:style-name="P37"><text:s text:c="4"/>int oflags = O_CREAT | O_WRONLY | O_TRUNC;</text:p>
      <text:p text:style-name="P37"/>
      <text:p text:style-name="P37"><text:s text:c="4"/>int mode = S_IRUSR | S_IWUSR;</text:p>
      <text:p text:style-name="P37"/>
      <text:p text:style-name="P37"><text:s text:c="4"/>int fd3;</text:p>
      <text:p text:style-name="P37"><text:s text:c="4"/>int i;</text:p>
      <text:p text:style-name="P37"/>
      <text:p text:style-name="P37"><text:s text:c="4"/>for(i = 0; i &lt; argc-2; i++){</text:p>
      <text:p text:style-name="P37"><text:s text:c="8"/>if(*argv[i+1] == *argv[argc-1]){</text:p>
      <text:p text:style-name="P37"><text:s text:c="16"/>array[i].boo = true;</text:p>
      <text:p text:style-name="P37"><text:s text:c="16"/>printf("Waring: %s is already passed as an argument and it will be overwritten, are you sure?\n", argv[i]);</text:p>
      <text:p text:style-name="P37"><text:s text:c="16"/>printf("Press enter to continue or any other button to do not");</text:p>
      <text:p text:style-name="P37"/>
      <text:p text:style-name="P37"><text:s text:c="16"/>char c;</text:p>
      <text:p text:style-name="P37"/>
      <text:p text:style-name="P37"><text:s text:c="16"/>scanf("%c",&amp;c);</text:p>
      <text:p text:style-name="P37"/>
      <text:p text:style-name="P37"><text:s text:c="16"/>if(c == 10){</text:p>
      <text:p text:style-name="P37"><text:s text:c="24"/>continue;</text:p>
      <text:p text:style-name="P37"><text:s text:c="16"/>}</text:p>
      <text:p text:style-name="P37"><text:s text:c="15"/>else return 0;</text:p>
      <text:p text:style-name="P37"/>
      <text:p text:style-name="P37"><text:s text:c="8"/>}</text:p>
      <text:p text:style-name="P37"><text:s text:c="4"/>}</text:p>
      <text:p text:style-name="P37"><text:soft-page-break/></text:p>
      <text:p text:style-name="P37"><text:s text:c="4"/>FILE* files[argc-2];</text:p>
      <text:p text:style-name="P37"/>
      <text:p text:style-name="P37"><text:s text:c="4"/>for(i = 0; i&lt;2; i++){</text:p>
      <text:p text:style-name="P37"><text:s text:c="8"/>if(array[i].boo == true){</text:p>
      <text:p text:style-name="P37"><text:s text:c="16"/>printf("we go a true one\n");</text:p>
      <text:p text:style-name="P37"/>
      <text:p text:style-name="P37"><text:s text:c="16"/>array[i].fd = open(argv[i+1], O_RDONLY);</text:p>
      <text:p text:style-name="P37"/>
      <text:p text:style-name="P37"><text:s text:c="16"/>if(array[i].fd == -1){</text:p>
      <text:p text:style-name="P37"><text:s text:c="16"/>printf("%s: No such file or directory \n", argv[i+1]);</text:p>
      <text:p text:style-name="P37"><text:s text:c="16"/>exit(1);</text:p>
      <text:p text:style-name="P37"><text:s text:c="16"/>}</text:p>
      <text:p text:style-name="P37"/>
      <text:p text:style-name="P37"/>
      <text:p text:style-name="P37"><text:s text:c="16"/>files[i] = fdopen(array[i].fd, "r");</text:p>
      <text:p text:style-name="P37"/>
      <text:p text:style-name="P37"><text:s text:c="16"/>fseek(files[i], 0L, SEEK_END);</text:p>
      <text:p text:style-name="P37"><text:s text:c="16"/>long int res = ftell(files[i]); // it affects fd1 too</text:p>
      <text:p text:style-name="P37"><text:s text:c="16"/>//fseek(fp, 0L, SEEK_SET); it doesnt affect fd1</text:p>
      <text:p text:style-name="P37"><text:s text:c="16"/>fclose(files[i]);</text:p>
      <text:p text:style-name="P37"/>
      <text:p text:style-name="P37"><text:s text:c="16"/>array[i].fd = open(argv[i+1], O_RDONLY);</text:p>
      <text:p text:style-name="P37"><text:s text:c="16"/>printf("%d\n", array[i].fd);</text:p>
      <text:p text:style-name="P37"><text:s text:c="16"/>array[i].copy = (char *)calloc(res+1, sizeof(char));</text:p>
      <text:p text:style-name="P37"/>
      <text:p text:style-name="P37"><text:s text:c="16"/>ssize_t rcnt1 = 0;</text:p>
      <text:p text:style-name="P37"/>
      <text:p text:style-name="P37"><text:s text:c="16"/>for(;;){</text:p>
      <text:p text:style-name="P37"><text:s text:c="24"/>printf("hallo there\n");</text:p>
      <text:p text:style-name="P37"><text:s text:c="24"/>rcnt1 = read(array[i].fd, array[i].copy, res);</text:p>
      <text:p text:style-name="P37"><text:s text:c="24"/>if(rcnt1 == 0){</text:p>
      <text:p text:style-name="P37"><text:s text:c="33"/>break;</text:p>
      <text:p text:style-name="P37"><text:s text:c="24"/>}</text:p>
      <text:p text:style-name="P37"/>
      <text:p text:style-name="P37"><text:s text:c="24"/>if(rcnt1 == -1){</text:p>
      <text:p text:style-name="P37"><text:s text:c="32"/>perror("read");</text:p>
      <text:p text:style-name="P37"><text:s text:c="32"/>exit(1);</text:p>
      <text:p text:style-name="P37"><text:s text:c="25"/>}</text:p>
      <text:p text:style-name="P37"/>
      <text:p text:style-name="P37"><text:s text:c="16"/>}</text:p>
      <text:p text:style-name="P37"/>
      <text:p text:style-name="P37"><text:s text:c="8"/>}</text:p>
      <text:p text:style-name="P37"><text:s text:c="4"/>}</text:p>
      <text:p text:style-name="P37"/>
      <text:p text:style-name="P37"><text:s text:c="3"/>if(argc == 4) fd3 = open(argv[argc-1], oflags, mode);</text:p>
      <text:p text:style-name="P37"><text:s text:c="3"/>else fd3 = open("fconc.out", oflags, mode);</text:p>
      <text:p text:style-name="P37"/>
      <text:p text:style-name="P37"><text:s text:c="3"/>printf("%d\n", fd3);</text:p>
      <text:p text:style-name="P37"/>
      <text:p text:style-name="P37"><text:s text:c="3"/>for(i = 1; i&lt;argc-1; i++){</text:p>
      <text:p text:style-name="P37"><text:s text:c="8"/>write_file(fd3, argv[i], array[i-1].fd, array[i-1].copy, array[i-1].boo);</text:p>
      <text:p text:style-name="P37"><text:soft-page-break/><text:s text:c="3"/>}</text:p>
      <text:p text:style-name="P37"/>
      <text:p text:style-name="P37"/>
      <text:p text:style-name="P37"/>
      <text:p text:style-name="P37"><text:s text:c="3"/>for(i = 1; i&lt;argc-2; i++){</text:p>
      <text:p text:style-name="P37"><text:s text:c="8"/>free(array[i].copy);</text:p>
      <text:p text:style-name="P37"><text:s text:c="3"/>}</text:p>
      <text:p text:style-name="P37"/>
      <text:p text:style-name="P37"><text:s text:c="3"/>return 0;</text:p>
      <text:p text:style-name="P37">}</text:p>
      <text:p text:style-name="P37"/>
      <text:p text:style-name="P37">------------------------------------end of main-----------------------------------</text:p>
      <text:p text:style-name="P37"/>
      <text:p text:style-name="P37"/>
      <text:p text:style-name="P37"/>
      <text:p text:style-name="P37"/>
      <text:p text:style-name="P37">------------------------------------WRITE_FILE-------------------------------------------</text:p>
      <text:p text:style-name="P37"/>
      <text:p text:style-name="P37">-----------------------------------write_file.h------------------------------------------</text:p>
      <text:p text:style-name="P37"/>
      <text:p text:style-name="P37">#ifndef WRITE_FILE_H</text:p>
      <text:p text:style-name="P37">#define WRITE_FILE_H</text:p>
      <text:p text:style-name="P37">#include "write_fun.h"</text:p>
      <text:p text:style-name="P37">#include &lt;unistd.h&gt;</text:p>
      <text:p text:style-name="P37">#include &lt;sys/types.h&gt;</text:p>
      <text:p text:style-name="P37">#include &lt;sys/stat.h&gt;</text:p>
      <text:p text:style-name="P37">#include &lt;fcntl.h&gt;</text:p>
      <text:p text:style-name="P37">#include &lt;stdlib.h&gt;</text:p>
      <text:p text:style-name="P37">#include &lt;string.h&gt;</text:p>
      <text:p text:style-name="P37">#include &lt;stdbool.h&gt;</text:p>
      <text:p text:style-name="P37"/>
      <text:p text:style-name="P37">void write_file(int fd, const char *infile, int fd_inn, <text:s/>char* buff, bool boo);</text:p>
      <text:p text:style-name="P37"/>
      <text:p text:style-name="P37">#endif</text:p>
      <text:p text:style-name="P37"/>
      <text:p text:style-name="P37"/>
      <text:p text:style-name="P37">-----------------------------------write_file.c------------------------------------------</text:p>
      <text:p text:style-name="P37"/>
      <text:p text:style-name="P37">#include "write_file.h"</text:p>
      <text:p text:style-name="P37"/>
      <text:p text:style-name="P37"/>
      <text:p text:style-name="P37">void <text:s/>write_file(int fd, const char *infile, int fd_inn, char* buff, bool boo){</text:p>
      <text:p text:style-name="P37"/>
      <text:p text:style-name="P37"><text:s text:c="8"/>if(boo == true){</text:p>
      <text:p text:style-name="P37"><text:s text:c="16"/>doWrite(fd, buff, strlen(buff));</text:p>
      <text:p text:style-name="P37"/>
      <text:p text:style-name="P37"><text:s text:c="8"/>}</text:p>
      <text:p text:style-name="P37"><text:s text:c="8"/>else{</text:p>
      <text:p text:style-name="P37"/>
      <text:p text:style-name="P37"><text:s text:c="16"/>int fd1;</text:p>
      <text:p text:style-name="P37"><text:s text:c="16"/>fd1 = open(infile, O_RDONLY);</text:p>
      <text:p text:style-name="P37"/>
      <text:p text:style-name="P37"><text:soft-page-break/></text:p>
      <text:p text:style-name="P37"><text:s text:c="16"/>if(fd1 == -1){</text:p>
      <text:p text:style-name="P37"><text:s text:c="24"/>printf("%s: No such file or directory \n", infile);</text:p>
      <text:p text:style-name="P37"><text:s text:c="24"/>exit(1);</text:p>
      <text:p text:style-name="P37"><text:s text:c="16"/>}</text:p>
      <text:p text:style-name="P37"/>
      <text:p text:style-name="P37"><text:s text:c="16"/>FILE * fp = fdopen(fd1, "r");</text:p>
      <text:p text:style-name="P37"/>
      <text:p text:style-name="P37"><text:s text:c="16"/>fseek(fp, 0L, SEEK_END);</text:p>
      <text:p text:style-name="P37"><text:s text:c="16"/>long int res = ftell(fp); // it affects fd1 too</text:p>
      <text:p text:style-name="P37"><text:s text:c="8"/>// <text:s text:c="5"/>fseek(fp, 0L, SEEK_SET); it doesnt affect fd1</text:p>
      <text:p text:style-name="P37"/>
      <text:p text:style-name="P37"><text:s text:c="16"/>fd1 = open(infile, O_RDONLY);</text:p>
      <text:p text:style-name="P37"/>
      <text:p text:style-name="P37"><text:s text:c="16"/>char * con;</text:p>
      <text:p text:style-name="P37"><text:s text:c="16"/>con = (char *)calloc(res+1, sizeof(char));</text:p>
      <text:p text:style-name="P37"/>
      <text:p text:style-name="P37"/>
      <text:p text:style-name="P37"/>
      <text:p text:style-name="P37"><text:s text:c="16"/>ssize_t rcnt1 = 0;</text:p>
      <text:p text:style-name="P37"/>
      <text:p text:style-name="P37"><text:s text:c="16"/>for(;;){</text:p>
      <text:p text:style-name="P37"/>
      <text:p text:style-name="P37"><text:s text:c="24"/>rcnt1 = read(fd1, con, res);</text:p>
      <text:p text:style-name="P37"><text:s text:c="24"/>if(rcnt1 == 0){</text:p>
      <text:p text:style-name="P37"><text:s text:c="32"/>break;</text:p>
      <text:p text:style-name="P37"><text:s text:c="24"/>}</text:p>
      <text:p text:style-name="P37"><text:s text:c="6"/></text:p>
      <text:p text:style-name="P37"><text:s text:c="24"/>if(rcnt1 == -1){</text:p>
      <text:p text:style-name="P37"><text:s text:c="32"/>perror("read"); </text:p>
      <text:p text:style-name="P37"><text:s text:c="32"/>exit(1);</text:p>
      <text:p text:style-name="P37"><text:s text:c="24"/>}</text:p>
      <text:p text:style-name="P37"><text:s text:c="24"/></text:p>
      <text:p text:style-name="P37"><text:s text:c="16"/>} <text:s text:c="14"/></text:p>
      <text:p text:style-name="P37"><text:s text:c="4"/></text:p>
      <text:p text:style-name="P37"><text:s text:c="16"/>//con[res-1] = 0; without \n between the files </text:p>
      <text:p text:style-name="P37"><text:s text:c="4"/></text:p>
      <text:p text:style-name="P37"><text:s text:c="16"/>doWrite(fd, con, strlen(con));</text:p>
      <text:p text:style-name="P37"><text:s text:c="24"/></text:p>
      <text:p text:style-name="P37"><text:s text:c="16"/>if(close(fd1) == -1){</text:p>
      <text:p text:style-name="P37"><text:s text:c="24"/>printf("error closing file %s", infile);</text:p>
      <text:p text:style-name="P37"><text:s text:c="24"/>exit(1);</text:p>
      <text:p text:style-name="P37"><text:s text:c="16"/>}</text:p>
      <text:p text:style-name="P37"/>
      <text:p text:style-name="P37"><text:s text:c="16"/>free(con);</text:p>
      <text:p text:style-name="P37"><text:s text:c="16"/>fclose(fp);</text:p>
      <text:p text:style-name="P37"><text:s text:c="8"/>}</text:p>
      <text:p text:style-name="P37">}</text:p>
      <text:p text:style-name="P37"/>
      <text:p text:style-name="P37"/>
      <text:p text:style-name="P37"/>
      <text:p text:style-name="P37">-----------------------------------WRITE_FUN--------------------------------------------</text:p>
      <text:p text:style-name="P37"><text:soft-page-break/></text:p>
      <text:p text:style-name="P37">-----------------------------------write_fun.h------------------------------------------</text:p>
      <text:p text:style-name="P37"/>
      <text:p text:style-name="P37">#ifndef WRITE_FUN_H</text:p>
      <text:p text:style-name="P37">#define WRITE_FUN_H</text:p>
      <text:p text:style-name="P37"/>
      <text:p text:style-name="P37">#include &lt;stdio.h&gt;</text:p>
      <text:p text:style-name="P37">#include &lt;unistd.h&gt;</text:p>
      <text:p text:style-name="P37">#include &lt;stdlib.h&gt;</text:p>
      <text:p text:style-name="P37"/>
      <text:p text:style-name="P37">void <text:s/>doWrite(int fd, char * <text:s/>buff, int len);</text:p>
      <text:p text:style-name="P37"/>
      <text:p text:style-name="P37">#endif</text:p>
      <text:p text:style-name="P37"/>
      <text:p text:style-name="P37"/>
      <text:p text:style-name="P37">-----------------------------------write_fun.c------------------------------------------</text:p>
      <text:p text:style-name="P37"/>
      <text:p text:style-name="P37">#include "write_fun.h"</text:p>
      <text:p text:style-name="P37"/>
      <text:p text:style-name="P37"/>
      <text:p text:style-name="P37">void <text:s/>doWrite(int fd, char * <text:s/>buff, int len){</text:p>
      <text:p text:style-name="P37"><text:s text:c="8"/>int idx = 0;</text:p>
      <text:p text:style-name="P37"><text:s text:c="8"/>idx = 0;</text:p>
      <text:p text:style-name="P37"><text:s text:c="8"/>int wcnt;</text:p>
      <text:p text:style-name="P37"><text:s text:c="8"/>do {</text:p>
      <text:p text:style-name="P37"><text:s text:c="12"/>wcnt = write(fd, buff + idx, len - idx);</text:p>
      <text:p text:style-name="P37"><text:s text:c="12"/>if(wcnt == -1){</text:p>
      <text:p text:style-name="P37"><text:s text:c="16"/>perror("write");</text:p>
      <text:p text:style-name="P37"><text:s text:c="16"/>exit(1);</text:p>
      <text:p text:style-name="P37"><text:s text:c="12"/>}</text:p>
      <text:p text:style-name="P37"><text:s text:c="12"/>else{</text:p>
      <text:p text:style-name="P37"><text:s text:c="12"/>idx += wcnt;</text:p>
      <text:p text:style-name="P37"><text:s text:c="12"/>}</text:p>
      <text:p text:style-name="P37"><text:s text:c="8"/>} while (idx &lt; len);</text:p>
      <text:p text:style-name="P37"/>
      <text:p text:style-name="P37">}</text:p>
      <text:p text:style-name="P37">-------------------------------------------------------------------------------------------</text:p>
      <text:p text:style-name="P37"/>
      <text:p text:style-name="P37"/>
      <text:p text:style-name="P37">===================END_OF_CODE=================================</text:p>
      <text:p text:style-name="P36"/>
      <text:p text:style-name="P8">Ερωτήσεις</text:p>
      <text:p text:style-name="P38"/>
      <text:list xml:id="list3456171398" text:style-name="L1">
        <text:list-item>
          <text:p text:style-name="P41">Στον πρώτο πηγαίο κώδικα αντιστοιχεί : </text:p>
        </text:list-item>
      </text:list>
      <text:p text:style-name="P39"/>
      <text:p text:style-name="P47">thodpap@thodpap:~/Documents/Σχολή/University/ComputerFlow/OperationalSystems/Labab/2nd Exercise(Theo)$ strace ./fconc A B C</text:p>
      <text:p text:style-name="P47">execve("./fconc", ["./fconc", "A", "B", "C"], 0x7ffd4aa176d8 /* 70 vars */) = 0</text:p>
      <text:p text:style-name="P47">brk(NULL) <text:s text:c="30"/>= 0x56529b325000</text:p>
      <text:p text:style-name="P47">access("/etc/ld.so.nohwcap", F_OK) <text:s text:c="5"/>= -1 ENOENT (No such file or directory)</text:p>
      <text:p text:style-name="P47">access("/etc/ld.so.preload", R_OK) <text:s text:c="5"/>= -1 ENOENT (No such file or directory)</text:p>
      <text:p text:style-name="P47">openat(AT_FDCWD, "/etc/ld.so.cache", O_RDONLY|O_CLOEXEC) = 3</text:p>
      <text:p text:style-name="P47">fstat(3, {st_mode=S_IFREG|0644, st_size=209156, ...}) = 0</text:p>
      <text:p text:style-name="P47">mmap(NULL, 209156, PROT_READ, MAP_PRIVATE, 3, 0) = 0x7f2cf5455000</text:p>
      <text:p text:style-name="P47">close(3) <text:s text:c="31"/>= 0</text:p>
      <text:p text:style-name="P47"><text:soft-page-break/>access("/etc/ld.so.nohwcap", F_OK) <text:s text:c="5"/>= -1 ENOENT (No such file or directory)</text:p>
      <text:p text:style-name="P47">openat(AT_FDCWD, "/lib/x86_64-linux-gnu/libc.so.6", O_RDONLY|O_CLOEXEC) = 3</text:p>
      <text:p text:style-name="P47">read(3, "\177ELF\2\1\1\3\0\0\0\0\0\0\0\0\3\0&gt;\0\1\0\0\0\20\35\2\0\0\0\0\0"..., 832) = 832</text:p>
      <text:p text:style-name="P47">fstat(3, {st_mode=S_IFREG|0755, st_size=2030928, ...}) = 0</text:p>
      <text:p text:style-name="P47">mmap(NULL, 8192, PROT_READ|PROT_WRITE, MAP_PRIVATE|MAP_ANONYMOUS, -1, 0) = 0x7f2cf5453000</text:p>
      <text:p text:style-name="P47">mmap(NULL, 4131552, PROT_READ|PROT_EXEC, MAP_PRIVATE|MAP_DENYWRITE, 3, 0) = 0x7f2cf4e6f000</text:p>
      <text:p text:style-name="P47">mprotect(0x7f2cf5056000, 2097152, PROT_NONE) = 0</text:p>
      <text:p text:style-name="P47">mmap(0x7f2cf5256000, 24576, PROT_READ|PROT_WRITE, MAP_PRIVATE|MAP_FIXED|MAP_DENYWRITE, 3, 0x1e7000) = 0x7f2cf5256000</text:p>
      <text:p text:style-name="P47">mmap(0x7f2cf525c000, 15072, PROT_READ|PROT_WRITE, MAP_PRIVATE|MAP_FIXED|MAP_ANONYMOUS, -1, 0) = 0x7f2cf525c000</text:p>
      <text:p text:style-name="P47">close(3) <text:s text:c="31"/>= 0</text:p>
      <text:p text:style-name="P47">arch_prctl(ARCH_SET_FS, 0x7f2cf54544c0) = 0</text:p>
      <text:p text:style-name="P47">mprotect(0x7f2cf5256000, 16384, PROT_READ) = 0</text:p>
      <text:p text:style-name="P47">mprotect(0x56529b296000, 4096, PROT_READ) = 0</text:p>
      <text:p text:style-name="P47">mprotect(0x7f2cf5489000, 4096, PROT_READ) = 0</text:p>
      <text:p text:style-name="P47">munmap(0x7f2cf5455000, 209156) <text:s text:c="9"/>= 0</text:p>
      <text:p text:style-name="P47">brk(NULL) <text:s text:c="30"/>= 0x56529b325000</text:p>
      <text:p text:style-name="P47">brk(0x56529b346000) <text:s text:c="20"/>= 0x56529b346000</text:p>
      <text:p text:style-name="P47">openat(AT_FDCWD, "A", O_RDONLY) <text:s text:c="8"/>= 3</text:p>
      <text:p text:style-name="P47">openat(AT_FDCWD, "B", O_RDONLY) <text:s text:c="8"/>= 4</text:p>
      <text:p text:style-name="P47">openat(AT_FDCWD, "C", O_RDWR|O_CREAT|O_TRUNC, 0666) = 5</text:p>
      <text:p text:style-name="P47">fstat(1, {st_mode=S_IFCHR|0620, st_rdev=makedev(136, 1), ...}) = 0</text:p>
      <text:p text:style-name="P47">write(1, "Output file is: C\n", 18Output file is: C</text:p>
      <text:p text:style-name="P47">) <text:s text:c="4"/>= 18</text:p>
      <text:p text:style-name="P47">fstat(3, {st_mode=S_IFREG|0644, st_size=17, ...}) = 0</text:p>
      <text:p text:style-name="P47">read(3, "This is a test1.\n", 4096) <text:s text:c="4"/>= 17</text:p>
      <text:p text:style-name="P47">fstat(5, {st_mode=S_IFREG|0644, st_size=0, ...}) = 0</text:p>
      <text:p text:style-name="P47">read(3, "", 4096) <text:s text:c="22"/>= 0</text:p>
      <text:p text:style-name="P47">fstat(4, {st_mode=S_IFREG|0644, st_size=25, ...}) = 0</text:p>
      <text:p text:style-name="P47">read(4, "This is the second test.\n", 4096) = 25</text:p>
      <text:p text:style-name="P47">read(4, "", 4096) <text:s text:c="22"/>= 0</text:p>
      <text:p text:style-name="P47">close(3) <text:s text:c="31"/>= 0</text:p>
      <text:p text:style-name="P47">close(4) <text:s text:c="31"/>= 0</text:p>
      <text:p text:style-name="P47">write(5, "This is a test1.\nThis is the sec"..., 42) = 42</text:p>
      <text:p text:style-name="P47">close(5) <text:s text:c="31"/>= 0</text:p>
      <text:p text:style-name="P47">exit_group(0) <text:s text:c="26"/>= ?</text:p>
      <text:p text:style-name="P39"/>
      <text:list xml:id="list1195701465" text:style-name="L2">
        <text:list-item>
          <text:p text:style-name="P42">Στον δεύτερο πηγαίο κώδικα αντιστοιχεί : </text:p>
        </text:list-item>
      </text:list>
      <text:p text:style-name="P13">thodpap@thodpap:~/Documents/Σχολή/Ροή Υ/Λειτουργικά Συστήματα Υπολογιστών/Εργαστήριο/1η Σειρά/2η Άσκηση(ορφεας)$ strace ./fconc A B C</text:p>
      <text:p text:style-name="P13">execve("./fconc", ["./fconc", "A", "B", "C"], 0x7ffd98d6f8d8 /* 72 vars */) = 0</text:p>
      <text:p text:style-name="P13">brk(NULL) <text:s text:c="30"/>= 0x55ffeb7b8000</text:p>
      <text:p text:style-name="P13">access("/etc/ld.so.nohwcap", F_OK) <text:s text:c="5"/>= -1 ENOENT (No such file or directory)</text:p>
      <text:p text:style-name="P13">access("/etc/ld.so.preload", R_OK) <text:s text:c="5"/>= -1 ENOENT (No such file or directory)</text:p>
      <text:p text:style-name="P13">openat(AT_FDCWD, "/etc/ld.so.cache", O_RDONLY|O_CLOEXEC) = 3</text:p>
      <text:p text:style-name="P13">fstat(3, {st_mode=S_IFREG|0644, st_size=209156, ...}) = 0</text:p>
      <text:p text:style-name="P13">mmap(NULL, 209156, PROT_READ, MAP_PRIVATE, 3, 0) = 0x7fbca7025000</text:p>
      <text:p text:style-name="P13">close(3) <text:s text:c="31"/>= 0</text:p>
      <text:p text:style-name="P13">access("/etc/ld.so.nohwcap", F_OK) <text:s text:c="5"/>= -1 ENOENT (No such file or directory)</text:p>
      <text:p text:style-name="P13">openat(AT_FDCWD, "/lib/x86_64-linux-gnu/libc.so.6", O_RDONLY|O_CLOEXEC) = 3</text:p>
      <text:p text:style-name="P13">read(3, "\177ELF\2\1\1\3\0\0\0\0\0\0\0\0\3\0&gt;\0\1\0\0\0\20\35\2\0\0\0\0\0"..., 832) = 832</text:p>
      <text:p text:style-name="P13">fstat(3, {st_mode=S_IFREG|0755, st_size=2030928, ...}) = 0</text:p>
      <text:p text:style-name="P13">mmap(NULL, 8192, PROT_READ|PROT_WRITE, MAP_PRIVATE|MAP_ANONYMOUS, -1, 0) = 0x7fbca7023000</text:p>
      <text:p text:style-name="P13">mmap(NULL, 4131552, PROT_READ|PROT_EXEC, MAP_PRIVATE|MAP_DENYWRITE, 3, 0) = 0x7fbca6a3f000</text:p>
      <text:p text:style-name="P13">mprotect(0x7fbca6c26000, 2097152, PROT_NONE) = 0</text:p>
      <text:p text:style-name="P13">mmap(0x7fbca6e26000, 24576, PROT_READ|PROT_WRITE, MAP_PRIVATE|MAP_FIXED|MAP_DENYWRITE, 3, 0x1e7000) = 0x7fbca6e26000</text:p>
      <text:p text:style-name="P13">mmap(0x7fbca6e2c000, 15072, PROT_READ|PROT_WRITE, MAP_PRIVATE|MAP_FIXED|MAP_ANONYMOUS, -1, 0) = 0x7fbca6e2c000</text:p>
      <text:p text:style-name="P13">close(3) <text:s text:c="31"/>= 0</text:p>
      <text:p text:style-name="P13">arch_prctl(ARCH_SET_FS, 0x7fbca70244c0) = 0</text:p>
      <text:p text:style-name="P13">mprotect(0x7fbca6e26000, 16384, PROT_READ) = 0</text:p>
      <text:p text:style-name="P13">mprotect(0x55ffe9ccd000, 4096, PROT_READ) = 0</text:p>
      <text:p text:style-name="P13">mprotect(0x7fbca7059000, 4096, PROT_READ) = 0</text:p>
      <text:p text:style-name="P13">munmap(0x7fbca7025000, 209156) <text:s text:c="9"/>= 0</text:p>
      <text:p text:style-name="P13">openat(AT_FDCWD, "C", O_WRONLY|O_CREAT|O_TRUNC, 0600) = 3</text:p>
      <text:p text:style-name="P13">openat(AT_FDCWD, "A", O_RDONLY) <text:s text:c="8"/>= 4</text:p>
      <text:p text:style-name="P13">fcntl(4, F_GETFL) <text:s text:c="22"/>= 0x8000 (flags O_RDONLY|O_LARGEFILE)</text:p>
      <text:p text:style-name="P13"><text:soft-page-break/>brk(NULL) <text:s text:c="30"/>= 0x55ffeb7b8000</text:p>
      <text:p text:style-name="P13">brk(0x55ffeb7d9000) <text:s text:c="20"/>= 0x55ffeb7d9000</text:p>
      <text:p text:style-name="P13">fstat(4, {st_mode=S_IFREG|0644, st_size=17, ...}) = 0</text:p>
      <text:p text:style-name="P13">fstat(4, {st_mode=S_IFREG|0644, st_size=17, ...}) = 0</text:p>
      <text:p text:style-name="P13">lseek(4, 0, SEEK_SET) <text:s text:c="18"/>= 0</text:p>
      <text:p text:style-name="P13">read(4, "This is a test1.\n", 17) <text:s text:c="6"/>= 17</text:p>
      <text:p text:style-name="P13">openat(AT_FDCWD, "A", O_RDONLY) <text:s text:c="8"/>= 5</text:p>
      <text:p text:style-name="P13">read(5, "This is a test1.\n", 17) <text:s text:c="6"/>= 17</text:p>
      <text:p text:style-name="P13">read(5, "", 17) <text:s text:c="24"/>= 0</text:p>
      <text:p text:style-name="P13">write(3, "This is a test1.\n", 17) <text:s text:c="5"/>= 17</text:p>
      <text:p text:style-name="P13">close(5) <text:s text:c="31"/>= 0</text:p>
      <text:p text:style-name="P13">close(4) <text:s text:c="31"/>= 0</text:p>
      <text:p text:style-name="P13">openat(AT_FDCWD, "B", O_RDONLY) <text:s text:c="8"/>= 4</text:p>
      <text:p text:style-name="P13">fcntl(4, F_GETFL) <text:s text:c="22"/>= 0x8000 (flags O_RDONLY|O_LARGEFILE)</text:p>
      <text:p text:style-name="P13">fstat(4, {st_mode=S_IFREG|0644, st_size=25, ...}) = 0</text:p>
      <text:p text:style-name="P13">fstat(4, {st_mode=S_IFREG|0644, st_size=25, ...}) = 0</text:p>
      <text:p text:style-name="P13">lseek(4, 0, SEEK_SET) <text:s text:c="18"/>= 0</text:p>
      <text:p text:style-name="P13">read(4, "This is the second test.\n", 25) = 25</text:p>
      <text:p text:style-name="P13">openat(AT_FDCWD, "B", O_RDONLY) <text:s text:c="8"/>= 5</text:p>
      <text:p text:style-name="P13">read(5, "This is the second test.\n", 25) = 25</text:p>
      <text:p text:style-name="P13">read(5, "", 25) <text:s text:c="24"/>= 0</text:p>
      <text:p text:style-name="P13">write(3, "This is the second test.\n", 25) = 25</text:p>
      <text:p text:style-name="P13">close(5) <text:s text:c="31"/>= 0</text:p>
      <text:p text:style-name="P13">close(4) <text:s text:c="31"/>= 0</text:p>
      <text:p text:style-name="P13">exit_group(0) <text:s text:c="26"/>= ?</text:p>
      <text:p text:style-name="P13">+++ exited with 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2T22:40:20.640801296</meta:creation-date>
    <dc:date>2021-03-22T14:56:41.492855987</dc:date>
    <meta:editing-duration>PT1H49M31S</meta:editing-duration>
    <meta:editing-cycles>98</meta:editing-cycles>
    <meta:generator>LibreOffice/6.0.7.3$Linux_X86_64 LibreOffice_project/00m0$Build-3</meta:generator>
    <meta:document-statistic meta:table-count="0" meta:image-count="0" meta:object-count="0" meta:page-count="11" meta:paragraph-count="407" meta:word-count="1820" meta:character-count="16936" meta:non-whitespace-character-count="12283"/>
  </office:meta>
</office:document-meta>
</file>